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Gothic" svg:font-family="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verview Events</text:h>
      <text:p text:style-name="Text_20_body">Event is the has the highest ranking among booking types within the booking system. It can overwrite both Allocations and Bookings. The primary use for events is for e.g. championships or one off events. </text:p>
      <text:p text:style-name="Text_20_body">The view for events shows all the events in the system. They are shown in a table view where it is possible to sort on the different field names. It is also possible to search for events and to show hidden events through the choices found at the top bar. It is also possible to create a new events manually from this view by clicking New event. However, it is recommended that you use the auto generated method for creating events found in the Applications view.</text:p>
      <text:p text:style-name="Text_20_body">The table view contains the following fields:</text:p>
      <text:list xml:id="list1629973157" text:style-name="L1">
        <text:list-item>
          <text:p text:style-name="P1">Event</text:p>
        </text:list-item>
        <text:list-item>
          <text:p text:style-name="P1">Activity</text:p>
        </text:list-item>
        <text:list-item>
          <text:p text:style-name="P1">Contact</text:p>
        </text:list-item>
        <text:list-item>
          <text:p text:style-name="P1">Building</text:p>
        </text:list-item>
        <text:list-item>
          <text:p text:style-name="P1">From date and time</text:p>
        </text:list-item>
        <text:list-item>
          <text:p text:style-name="P1">To date and time</text:p>
        </text:list-item>
      </text:list>
      <text:p text:style-name="Text_20_body">Through the field Event it is possible to enter a certain event and see all of its content.</text:p>
      <text:h text:style-name="Heading_20_2" text:outline-level="2">New Events</text:h>
      <text:p text:style-name="Text_20_body">Although it is possible to create an Event manually it is not recommended. The best way to create an event is from the Applications view. When creating an event manually you have to fill out the following data:</text:p>
      <text:list xml:id="list1690437959" text:style-name="L2">
        <text:list-item>
          <text:p text:style-name="P2">Activity</text:p>
        </text:list-item>
        <text:list-item>
          <text:p text:style-name="P2">Description of the Event</text:p>
        </text:list-item>
        <text:list-item>
          <text:p text:style-name="P2">Building</text:p>
        </text:list-item>
        <text:list-item>
          <text:p text:style-name="P2">Resources</text:p>
        </text:list-item>
        <text:list-item>
          <text:p text:style-name="P2">From date and time</text:p>
        </text:list-item>
        <text:list-item>
          <text:p text:style-name="P2">To date and time</text:p>
        </text:list-item>
        <text:list-item>
          <text:p text:style-name="P2">Target group</text:p>
        </text:list-item>
        <text:list-item>
          <text:p text:style-name="P2">Number of participants</text:p>
        </text:list-item>
        <text:list-item>
          <text:p text:style-name="P2">Contact information to the Event manager</text:p>
        </text:list-item>
      </text:list>
      <text:p text:style-name="Text_20_body">Then press Save.</text:p>
      <text:h text:style-name="Heading_20_2" text:outline-level="2">Events</text:h>
      <text:p text:style-name="Text_20_body">When clicking on an Event in the table you will see the event and all information the booking system holds on it:</text:p>
      <text:list xml:id="list2162600142" text:style-name="L3">
        <text:list-item>
          <text:p text:style-name="P3">Building</text:p>
        </text:list-item>
        <text:list-item>
          <text:p text:style-name="P3">Resources</text:p>
        </text:list-item>
        <text:list-item>
          <text:p text:style-name="P3"><text:soft-page-break/>From date and time</text:p>
        </text:list-item>
        <text:list-item>
          <text:p text:style-name="P3">To date and time</text:p>
        </text:list-item>
        <text:list-item>
          <text:p text:style-name="P3">Target group</text:p>
        </text:list-item>
        <text:list-item>
          <text:p text:style-name="P3">Number of participants</text:p>
        </text:list-item>
        <text:list-item>
          <text:p text:style-name="P3">Contact information to the event manager</text:p>
        </text:list-item>
      </text:list>
      <text:p text:style-name="Text_20_body">Users with the right authorization are able to edit the event by clicking the Edit button.</text:p>
      <text:h text:style-name="Heading_20_2" text:outline-level="2">Edit Events</text:h>
      <text:p text:style-name="Text_20_body">Each allocation contains the following information:</text:p>
      <text:list xml:id="list978314126" text:continue-numbering="true" text:style-name="L3">
        <text:list-item>
          <text:p text:style-name="P3">Building</text:p>
        </text:list-item>
        <text:list-item>
          <text:p text:style-name="P3">Resource</text:p>
        </text:list-item>
        <text:list-item>
          <text:p text:style-name="P3">From date and time</text:p>
        </text:list-item>
        <text:list-item>
          <text:p text:style-name="P3">To date and time</text:p>
        </text:list-item>
        <text:list-item>
          <text:p text:style-name="P3">Target group</text:p>
        </text:list-item>
        <text:list-item>
          <text:p text:style-name="P3">Number of participants</text:p>
        </text:list-item>
        <text:list-item>
          <text:p text:style-name="P3">Contact information to the event manager</text:p>
        </text:list-item>
        <text:list-item>
          <text:p text:style-name="P3">Cost for the Event</text:p>
        </text:list-item>
      </text:list>
      <text:p text:style-name="Text_20_body">It is possible to change all these values for the ev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Gothic" svg:font-family="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rik Sjöberg</meta:initial-creator>
    <meta:creation-date>2009-07-28T15:06:53</meta:creation-date>
    <dc:date>2009-07-30T15:22:08</dc:date>
    <dc:creator>Fredrik Sjöberg</dc:creator>
    <meta:editing-duration>PT02H06M58S</meta:editing-duration>
    <meta:editing-cycles>18</meta:editing-cycles>
    <meta:generator>OpenOffice.org/3.1$Unix OpenOffice.org_project/310m11$Build-9399</meta:generator>
    <meta:document-statistic meta:table-count="0" meta:image-count="0" meta:object-count="0" meta:page-count="2" meta:paragraph-count="44" meta:word-count="362" meta:character-count="1896"/>
  </office:meta>
</office:document-meta>
</file>